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5.321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5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cm" svg:height="1.2cm" svg:x="6.9cm" svg:y="8.5cm">
          <text:p text:style-name="P1">Xiaomi Mi 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21cm" svg:height="1.2cm" svg:x="6.89cm" svg:y="11.101cm">
          <text:p text:style-name="P1">plant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5.8cm" svg:height="1.3cm" svg:x="6.9cm" svg:y="13.7cm">
          <text:p text:style-name="P1">home automatio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9.8cm" svg:y1="9.7cm" svg:x2="9.8cm" svg:y2="11.101cm" draw:start-shape="id1" draw:start-glue-point="2" draw:end-shape="id2" svg:d="M9800 9700v501 399 501" svg:viewBox="0 0 1 1402">
          <text:p/>
        </draw:connector>
        <draw:connector draw:style-name="gr4" draw:text-style-name="P2" draw:layer="layout" draw:type="lines" svg:x1="9.8cm" svg:y1="12.301cm" svg:x2="9.8cm" svg:y2="13.7cm" draw:start-shape="id2" draw:start-glue-point="2" draw:end-shape="id3" draw:end-glue-point="0" svg:d="M9800 12301v501 397 501" svg:viewBox="0 0 1 1400">
          <text:p/>
        </draw:connector>
        <draw:frame draw:style-name="gr5" draw:text-style-name="P3" draw:layer="layout" svg:width="2.297cm" svg:height="0.954cm" svg:x="10.003cm" svg:y="12.446cm">
          <draw:text-box>
            <text:p>MQTT</text:p>
          </draw:text-box>
        </draw:frame>
        <draw:frame draw:style-name="gr6" draw:text-style-name="P3" draw:layer="layout" svg:width="4.897cm" svg:height="1.354cm" svg:x="10cm" svg:y="10cm">
          <draw:text-box>
            <text:p>Bluetooth 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21:09:41.516839000</meta:creation-date>
    <dc:date>2017-02-28T21:14:36.939294000</dc:date>
    <meta:editing-duration>PT4M56S</meta:editing-duration>
    <meta:editing-cycles>1</meta:editing-cycles>
    <meta:document-statistic meta:object-count="7"/>
    <meta:generator>LibreOffice/4.4.6.3$MacOSX_X86_64 LibreOffice_project/e8938fd3328e95dcf59dd64e7facd2c7d67c704d</meta:generator>
  </office:meta>
</office:document-meta>
</file>